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osableBeanAdapter.findDestroyMetho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osableBeanAdapter.DisposableBeanAdapter( Object bean , List &lt; DestructionAwareBeanPostProcessor &gt;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osableBeanAdapter.writeRepl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sposableBeanAdapter.inferDestroyMethodsIfNecessary( Class &lt; ? &gt; target , RootBeanDefinition beanDefini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sposableBeanAdap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ableBeanAdapter.DisposableBeanAdapter( Object bean , String beanName , boolean nonPublicAccessAllowed , boolean invokeDisposableBean , boolean invokeAutoCloseable , @ Nullable String [ ] destroyMethodNames , @ Nullable List &lt; DestructionAwareBeanPostProcessor &gt;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osableBeanAdapter.hasApplicableProcessors( Object bean , List &lt; DestructionAwareBeanPostProcessor &gt; postProcess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osableBeanAdapter.determineDestroyMetho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osableBeanAdapter.DisposableBeanAdapter( Object bean , String beanName , RootBeanDefinition beanDefinition , List &lt; DestructionAwareBeanPostProcessor &gt; postProcesso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isposableBeanAdapter.filterPostProcessors( List &lt; DestructionAwareBeanPostProcessor &gt; processors , Object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osableBeanAdapter.invokeCustomDestroyMethod( Method destroy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isposableBeanAdapter.destroy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DisposableBeanAdapter.hasDestroyMethod( Object bean , RootBeanDefinition bean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